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4.75cm" fo:min-width="7.9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3.55cm" fo:min-width="10.6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4.75cm" fo:min-width="8.6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2.45cm" fo:min-width="7.9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3.85cm" fo:min-width="9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5.95cm" fo:min-width="10.3cm"/>
    </style:style>
    <style:style style:name="gr7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="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dddd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3" xml:id="id2" draw:id="id2" draw:layer="layout" svg:width="8.4cm" svg:height="5cm" svg:x="17cm" svg:y="21.6cm">
          <text:p text:style-name="P1"><text:span text:style-name="T1">Ataca a los orcos V1.0.0.py</text:span></text:p>
          <text:p text:style-name="P2">- Clase Juego:</text:p>
          <text:p text:style-name="P2"><text:tab/>get_ocupantes()</text:p>
          <text:p text:style-name="P2"><text:tab/>Mostrar_mision()</text:p>
          <text:p text:style-name="P2"><text:span text:style-name="T2"><text:tab/></text:span><text:span text:style-name="T3">_procesar_</text:span>decision()</text:p>
          <text:p text:style-name="P2"><text:tab/>_ocupar_chozas</text:p>
          <text:p text:style-name="P2"><text:tab/>play()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11.1cm" svg:height="3.8cm" svg:x="26.8cm" svg:y="5.4cm">
          <text:p text:style-name="P1"><text:span text:style-name="T1">Funciones.py</text:span></text:p>
          <text:p text:style-name="P2"><text:span text:style-name="T4">print_bold()</text:span></text:p>
          <text:p text:style-name="P2"><text:span text:style-name="T4">print_linea_punteada()</text:span></text:p>
          <text:p text:style-name="P2"><text:span text:style-name="T4">eleccion_aleatiora_ataque(obj1, obj2)</text:span></text:p>
          <text:p text:style-name="P2"><text:tab/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9.1cm" svg:height="5cm" svg:x="5.6cm" svg:y="13.2cm">
          <text:p text:style-name="P1"><text:span text:style-name="T1">Caballero.py</text:span></text:p>
          <text:p text:style-name="P2">- Clase Caballero:</text:p>
          <text:p text:style-name="P2"><text:tab/>info()</text:p>
          <text:p text:style-name="P2"><text:tab/>Conquistar_choza(Choza)</text:p>
          <text:p text:style-name="P2"><text:span text:style-name="T2"><text:tab/></text:span><text:span text:style-name="T3">huir</text:span>()</text:p>
          <text:p text:style-name="P2"><text:tab/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8.4cm" svg:height="2.7cm" svg:x="17cm" svg:y="13.2cm">
          <text:p text:style-name="P1"><text:span text:style-name="T1">Orco.py</text:span></text:p>
          <text:p text:style-name="P2">- Clase Orco:</text:p>
          <text:p text:style-name="P2"><text:tab/>info()</text:p>
          <text:p text:style-name="P2"><text:tab/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9.5cm" svg:height="4.1cm" svg:x="27.6cm" svg:y="14.1cm">
          <text:p text:style-name="P1"><text:span text:style-name="T1">Choza.py</text:span></text:p>
          <text:p text:style-name="P2">- Clase Choza:</text:p>
          <text:p text:style-name="P2"><text:tab/>conquistar(nuevo_ocupante)</text:p>
          <text:p text:style-name="P2"><text:tab/>Tipo_de_ocupante()</text:p>
          <text:p text:style-name="P2"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10.8cm" svg:height="6.2cm" svg:x="10.3cm" svg:y="4.2cm">
          <text:p text:style-name="P1"><text:span text:style-name="T1">Unidad_de_juego.py</text:span></text:p>
          <text:p text:style-name="P2">- Clase Unidad_de_juego:</text:p>
          <text:p text:style-name="P2"><text:tab/>info()</text:p>
          <text:p text:style-name="P2"><text:tab/>atacar(enemigo)</text:p>
          <text:p text:style-name="P2"><text:span text:style-name="T2"><text:tab/></text:span><text:span text:style-name="T3">curar(curacion,curacion_max)</text:span></text:p>
          <text:p text:style-name="P2"><text:span text:style-name="T3"><text:tab/></text:span><text:span text:style-name="T3">reset_medidor_salud()</text:span></text:p>
          <text:p text:style-name="P2"><text:span text:style-name="T3"><text:tab/></text:span><text:span text:style-name="T3">mostrar_salud()</text:span></text:p>
          <text:p text:style-name="P2"><text:tab/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15cm" svg:y1="18.2cm" svg:x2="21.2cm" svg:y2="21.6cm" draw:start-shape="id1" draw:start-glue-point="2" draw:end-shape="id2" draw:end-glue-point="0" svg:d="M10150 18200v1700h11050v1700" svg:viewBox="0 0 11051 3401">
          <text:p/>
        </draw:connector>
        <draw:connector draw:style-name="gr8" draw:text-style-name="P1" draw:layer="layout" svg:x1="21.2cm" svg:y1="15.9cm" svg:x2="21.2cm" svg:y2="21.6cm" draw:start-shape="id3" draw:start-glue-point="2" draw:end-shape="id2" draw:end-glue-point="0" svg:d="M21200 15900v5700" svg:viewBox="0 0 1 5701">
          <text:p/>
        </draw:connector>
        <draw:connector draw:style-name="gr8" draw:text-style-name="P1" draw:layer="layout" svg:x1="32.35cm" svg:y1="18.2cm" svg:x2="21.2cm" svg:y2="21.6cm" draw:start-shape="id4" draw:start-glue-point="2" draw:end-shape="id2" draw:end-glue-point="0" svg:d="M32350 18200v1700h-11150v1700" svg:viewBox="0 0 11151 3401">
          <text:p/>
        </draw:connector>
        <draw:connector draw:style-name="gr8" draw:text-style-name="P1" draw:layer="layout" svg:x1="15.7cm" svg:y1="10.4cm" svg:x2="10.15cm" svg:y2="13.2cm" draw:start-shape="id5" draw:start-glue-point="2" draw:end-shape="id1" draw:end-glue-point="0" svg:d="M15700 10400v1400h-5550v1400" svg:viewBox="0 0 5551 2801">
          <text:p/>
        </draw:connector>
        <draw:connector draw:style-name="gr8" draw:text-style-name="P1" draw:layer="layout" svg:x1="15.7cm" svg:y1="10.4cm" svg:x2="21.2cm" svg:y2="13.2cm" draw:start-shape="id5" draw:start-glue-point="2" draw:end-shape="id3" draw:end-glue-point="0" svg:d="M15700 10400v1400h5500v1400" svg:viewBox="0 0 5501 2801">
          <text:p/>
        </draw:connector>
        <draw:connector draw:style-name="gr8" draw:text-style-name="P1" draw:layer="layout" svg:x1="32.35cm" svg:y1="9.2cm" svg:x2="32.35cm" svg:y2="14.1cm" draw:start-shape="id6" draw:start-glue-point="2" draw:end-shape="id4" draw:end-glue-point="0" svg:d="M32350 9200v4900" svg:viewBox="0 0 1 4901">
          <text:p/>
        </draw:connector>
        <draw:connector draw:style-name="gr9" draw:text-style-name="P1" draw:layer="layout" svg:x1="26.8cm" svg:y1="7.3cm" svg:x2="21.1cm" svg:y2="7.3cm" draw:start-shape="id6" draw:start-glue-point="3" draw:end-shape="id5" svg:d="M26800 7300h-5700" svg:viewBox="0 0 57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7T18:35:48.479635498</meta:creation-date>
    <dc:date>2017-06-27T18:54:15.716371397</dc:date>
    <meta:editing-duration>PT35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